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88608" officeooo:paragraph-rsid="00188608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dc893" fo:background-color="transparen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officeooo:rsid="001e85cf" officeooo:paragraph-rsid="001e85cf" fo:background-color="transparent"/>
    </style:style>
    <style:style style:name="P1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e85cf" officeooo:paragraph-rsid="001e85cf" fo:background-color="transparen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e85cf" fo:background-color="transparen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rsid="001c0319" officeooo:paragraph-rsid="001c0319"/>
    </style:style>
    <style:style style:name="P15" style:family="paragraph" style:parent-style-name="Text_20_body">
      <style:paragraph-properties fo:margin-left="0cm" fo:margin-right="0cm" fo:text-indent="0cm" style:auto-text-indent="false" style:writing-mode="lr-tb"/>
      <style:text-properties officeooo:rsid="001e85cf" officeooo:paragraph-rsid="001e85cf" fo:background-color="transparent"/>
    </style:style>
    <style:style style:name="P16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7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 fo:background-color="transparent"/>
    </style:style>
    <style:style style:name="P18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1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/>
    </style:style>
    <style:style style:name="P20" style:family="paragraph" style:parent-style-name="Text_20_body">
      <style:paragraph-properties fo:margin-left="0cm" fo:margin-right="0cm" fo:text-indent="0cm" style:auto-text-indent="false" style:writing-mode="lr-tb"/>
    </style:style>
    <style:style style:name="P21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  <style:text-properties officeooo:rsid="001e85cf" officeooo:paragraph-rsid="001e85cf"/>
    </style:style>
    <style:style style:name="T1" style:family="text">
      <style:text-properties officeooo:rsid="000f411b"/>
    </style:style>
    <style:style style:name="T2" style:family="text">
      <style:text-properties officeooo:rsid="001dc893"/>
    </style:style>
    <style:style style:name="T3" style:family="text">
      <style:text-properties officeooo:rsid="001e85cf"/>
    </style:style>
    <style:style style:name="T4" style:family="text">
      <style:text-properties officeooo:rsid="001ff0a9"/>
    </style:style>
    <style:style style:name="T5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4">7</text:span></text:p>
      <text:p text:style-name="P3">Lieu : Univérsité de Lille, cité scientifique S4A04</text:p>
      <text:p text:style-name="P19"><text:span text:style-name="T5">Date : </text:span><text:bookmark text:name="docs-internal-guid-297ab690-7fff-e1cb-8f00-9e172173ccd0"/><text:span text:style-name="T5">29/03/2024</text:span> </text:p>
      <text:p text:style-name="P7">Heure de début :  <text:bookmark text:name="docs-internal-guid-6000fac8-7fff-1acd-29c0-a52a4df9438d"/> 15h/16h30h</text:p>
      <text:p text:style-name="P3">Destinataires : Kwane Bebey</text:p>
      <text:p text:style-name="P7">Objet : <text:span text:style-name="T3">Rappor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3">X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20"><text:span text:style-name="T5">Rappel de l’ordre du jour</text:span></text:p>
      <text:p text:style-name="P3"><text:bookmark text:name="docs-internal-guid-d71940a3-7fff-8baa-9ce9-9622b3a4830c"/>Continuer le maquettage de certaine page du site</text:p>
      <text:p text:style-name="P20"><text:bookmark text:name="docs-internal-guid-00831524-7fff-a0a9-60ac-f2b801dad0b0"/><text:span text:style-name="T5"> Commencer le site </text:span></text:p>
      <text:p text:style-name="P8">Actions à suivr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2"><text:span text:style-name="T3">Rapport</text:span> 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1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2"><text:span text:style-name="T3">Rapport</text:span> 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6">2h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2"><text:span text:style-name="T3">Rapport</text:span> </text:p>
          </table:table-cell>
          <table:table-cell table:style-name="Tableau2.A4" office:value-type="string">
            <text:p text:style-name="P4">Aymane</text:p>
          </table:table-cell>
          <table:table-cell table:style-name="Tableau2.A4" office:value-type="string">
            <text:p text:style-name="P6">2h</text:p>
          </table:table-cell>
          <table:table-cell table:style-name="Tableau2.A4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10">Rapport</text:p>
          </table:table-cell>
          <table:table-cell table:style-name="Tableau2.A4" office:value-type="string">
            <text:p text:style-name="P11">Sofianne</text:p>
          </table:table-cell>
          <table:table-cell table:style-name="Tableau2.A4" office:value-type="string">
            <text:p text:style-name="P11">2h</text:p>
          </table:table-cell>
          <table:table-cell table:style-name="Tableau2.A4" office:value-type="string">
            <text:p text:style-name="Table_20_Contents"/>
          </table:table-cell>
        </table:table-row>
      </table:table>
      <text:p text:style-name="P20"><text:span text:style-name="T5">En l’absence de remarques, ce CR sera considéré comme approuvé le :</text:span></text:p>
      <text:p text:style-name="P20"><text:span text:style-name="T5">Conseils :</text:span></text:p>
      <text:list text:style-name="L1">
        <text:list-item>
          <text:p text:style-name="P16">Le compte-rendu est à rédiger au fur et à mesure de la réunion ou juste après sur la base des notes prises par le secrétaire,</text:p>
        </text:list-item>
        <text:list-item>
          <text:p text:style-name="P16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5-20T12:17:58.282000000</dc:date>
    <meta:editing-duration>PT1H17M42S</meta:editing-duration>
    <meta:editing-cycles>15</meta:editing-cycles>
    <meta:generator>LibreOffice/7.6.0.3$Windows_X86_64 LibreOffice_project/69edd8b8ebc41d00b4de3915dc82f8f0fc3b6265</meta:generator>
    <meta:document-statistic meta:table-count="2" meta:image-count="0" meta:object-count="0" meta:page-count="1" meta:paragraph-count="43" meta:word-count="150" meta:character-count="857" meta:non-whitespace-character-count="742"/>
  </office:meta>
</office:document-meta>
</file>